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6" style:family="paragraph" style:parent-style-name="Heading_20_4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</style:style>
    <style:style style:name="P7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2" style:family="paragraph" style:parent-style-name="Heading_20_5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7" style:family="paragraph" style:parent-style-name="Heading_20_5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20" style:family="paragraph" style:parent-style-name="Heading_20_4">
      <style:paragraph-properties fo:margin-left="0cm" fo:margin-right="0cm" fo:margin-top="0.423cm" fo:margin-bottom="0.212cm" style:contextual-spacing="false" style:line-height-at-least="0.741cm" fo:orphans="2" fo:widows="2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4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Heading_20_6">
      <style:paragraph-properties fo:margin-left="0cm" fo:margin-right="0cm" fo:margin-top="0.423cm" fo:margin-bottom="0.423cm" style:contextual-spacing="false" style:line-height-at-least="0.741cm" fo:orphans="2" fo:widows="2" fo:text-indent="0cm" style:auto-text-indent="false"/>
    </style:style>
    <style:style style:name="P28" style:family="paragraph" style:parent-style-name="Text_20_body" style:list-style-name="L9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9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31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33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4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5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0" style:family="paragraph" style:parent-style-name="Text_20_body" style:list-style-name="L18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2" style:family="paragraph" style:parent-style-name="Text_20_body" style:list-style-name="L19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4" style:family="paragraph" style:parent-style-name="Text_20_body" style:list-style-name="L20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45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46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7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8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9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0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1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2" style:family="text">
      <style:text-properties fo:font-variant="normal" fo:text-transform="none" fo:color="#0f1115" loext:opacity="100%" fo:letter-spacing="normal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6" style:family="text">
      <style:text-properties fo:color="#4078f2" loext:opacity="100%"/>
    </style:style>
    <style:style style:name="T7" style:family="text">
      <style:text-properties fo:color="#383a42" loext:opacity="100%"/>
    </style:style>
    <style:style style:name="T8" style:family="text">
      <style:text-properties fo:color="#b76b01" loext:opacity="100%"/>
    </style:style>
    <style:style style:name="T9" style:family="text">
      <style:text-properties fo:color="#a626a4" loext:opacity="100%"/>
    </style:style>
    <style:style style:name="T10" style:family="text">
      <style:text-properties style:font-name="Menlo" fo:font-size="9.75pt" fo:font-style="normal" fo:font-weight="normal"/>
    </style:style>
    <style:style style:name="T11" style:family="text">
      <style:text-properties fo:color="#383a42" loext:opacity="100%" style:font-name="Menlo" fo:font-size="9.75pt" fo:font-style="normal" fo:font-weight="normal"/>
    </style:style>
    <style:style style:name="T12" style:family="text">
      <style:text-properties fo:color="#4078f2" loext:opacity="100%" style:font-name="Menlo" fo:font-size="9.75pt" fo:font-style="normal" fo:font-weight="normal"/>
    </style:style>
    <style:style style:name="T13" style:family="text">
      <style:text-properties fo:color="#50a14f" loext:opacity="100%" style:font-name="Menlo" fo:font-size="9.75pt" fo:font-style="normal" fo:font-weight="normal"/>
    </style:style>
    <style:style style:name="T14" style:family="text">
      <style:text-properties fo:color="#a0a1a7" loext:opacity="100%" style:font-name="Menlo" fo:font-size="9.75pt" fo:font-style="italic" fo:font-weight="normal"/>
    </style:style>
    <style:style style:name="T15" style:family="text">
      <style:text-properties fo:color="#b76b01" loext:opacity="100%" style:font-name="Menlo" fo:font-size="9.75pt" fo:font-style="normal" fo:font-weight="normal"/>
    </style:style>
    <style:style style:name="T16" style:family="text">
      <style:text-properties fo:color="#50a14f" loext:opacity="100%"/>
    </style:style>
    <style:style style:name="T17" style:family="text">
      <style:text-properties fo:color="#a0a1a7" loext:opacity="100%" fo:font-style="italic"/>
    </style:style>
    <style:style style:name="T18" style:family="text">
      <style:text-properties fo:color="#a626a4" loext:opacity="100%" style:font-name="Menlo" fo:font-size="9.75pt" fo:font-style="normal" fo:font-weight="normal"/>
    </style:style>
    <style:style style:name="T19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VISÃO GERAL DO SISTEMA</text:span></text:span></text:h>
      <text:h text:style-name="P1" text:outline-level="3"><text:span text:style-name="Strong_20_Emphasis"><text:span text:style-name="T2">🎯 </text:span></text:span><text:span text:style-name="Strong_20_Emphasis"><text:span text:style-name="T3">OBJETIVO PRINCIPAL</text:span></text:span></text:h>
      <text:p text:style-name="P2">Desenvolver um sistema integrado que:</text:p>
      <text:list text:style-name="L1">
        <text:list-item>
          <text:p text:style-name="P3"><text:span text:style-name="Strong_20_Emphasis"><text:span text:style-name="T4">Prediz</text:span></text:span><text:span text:style-name="T5"> o tempo de permanência (LOS - Length of Stay) de pacientes em UTI</text:span></text:p>
        </text:list-item>
        <text:list-item>
          <text:p text:style-name="P3"><text:span text:style-name="Strong_20_Emphasis"><text:span text:style-name="T4">Otimiza</text:span></text:span><text:span text:style-name="T5"> a alocação de leitos considerando prioridades clínicas</text:span></text:p>
        </text:list-item>
        <text:list-item>
          <text:p text:style-name="P3"><text:span text:style-name="Strong_20_Emphasis"><text:span text:style-name="T4">Visualiza</text:span></text:span><text:span text:style-name="T5"> resultados para tomada de decisão em tempo real</text:span></text:p>
        </text:list-item>
      </text:list>
      <text:h text:style-name="P1" text:outline-level="3"><text:span text:style-name="Strong_20_Emphasis"><text:span text:style-name="T2">📊 </text:span></text:span><text:span text:style-name="Strong_20_Emphasis"><text:span text:style-name="T3">CONTEXTO DO PROBLEMA</text:span></text:span></text:h>
      <text:list text:style-name="L2">
        <text:list-item>
          <text:p text:style-name="P4"><text:span text:style-name="Strong_20_Emphasis"><text:span text:style-name="T4">Dados do SUS</text:span></text:span><text:span text:style-name="T5">: 127.629 registros de internações hospitalares</text:span></text:p>
        </text:list-item>
        <text:list-item>
          <text:p text:style-name="P4"><text:span text:style-name="Strong_20_Emphasis"><text:span text:style-name="T4">Foco</text:span></text:span><text:span text:style-name="T5">: Município de Juiz de Fora (313670)</text:span></text:p>
        </text:list-item>
        <text:list-item>
          <text:p text:style-name="P4"><text:span text:style-name="Strong_20_Emphasis"><text:span text:style-name="T4">Desafio</text:span></text:span><text:span text:style-name="T5">: Equilibrar demanda (pacientes que chegam) com capacidade fixa (20 leitos)</text:span></text:p>
        </text:list-item>
        <text:list-item>
          <text:p text:style-name="P4"><text:span text:style-name="Strong_20_Emphasis"><text:span text:style-name="T4">Complexidade</text:span></text:span><text:span text:style-name="T5">: Pacientes com diferentes gravidades, idades, comorbidades</text:span></text:p>
        </text:list-item>
      </text:list>
      <text:p text:style-name="Horizontal_20_Line"/>
      <text:h text:style-name="P5" text:outline-level="2"><text:span text:style-name="Strong_20_Emphasis"><text:span text:style-name="T1">ETAPA 1: ETL E MACHINE LEARNING</text:span></text:span></text:h>
      <text:h text:style-name="P1" text:outline-level="3"><text:span text:style-name="Strong_20_Emphasis"><text:span text:style-name="T2">🔍 </text:span></text:span><text:span text:style-name="Strong_20_Emphasis"><text:span text:style-name="T3">EXTRAÇÃO E TRANSFORMAÇÃO DE DADOS</text:span></text:span></text:h>
      <text:h text:style-name="P6" text:outline-level="4"><text:span text:style-name="Strong_20_Emphasis"><text:span text:style-name="T4">Fonte dos Dados</text:span></text:span></text:h>
      <text:p text:style-name="P7">text</text:p>
      <text:p text:style-name="P8">Arquivos: ETLSIH.ST_MG_*.csv (SIH-SUS)</text:p>
      <text:p text:style-name="P9">Local: D:\2025\UFJF\ETLSIH</text:p>
      <text:p text:style-name="P9">Volume: 129.290 registros brutos → 127.629 após filtragem</text:p>
      <text:p text:style-name="P9">Filtro: Apenas município 313670 (Juiz de Fora)</text:p>
      <text:h text:style-name="P6" text:outline-level="4"><text:span text:style-name="Strong_20_Emphasis"><text:span text:style-name="T4">Processamento (Chunk-based)</text:span></text:span></text:h>
      <text:p text:style-name="P7">python</text:p>
      <text:p text:style-name="P10"># Leitura em blocos para eficiência</text:p>
      <text:p text:style-name="P8">chunks <text:span text:style-name="T6">=</text:span> pd<text:span text:style-name="T7">.</text:span>read_csv<text:span text:style-name="T7">(</text:span>arquivo<text:span text:style-name="T7">,</text:span> chunksize<text:span text:style-name="T6">=</text:span><text:span text:style-name="T8">50000</text:span><text:span text:style-name="T7">)</text:span></text:p>
      <text:p text:style-name="P8"><text:span text:style-name="T9">for</text:span> chunk <text:span text:style-name="T9">in</text:span> chunks<text:span text:style-name="T7">:</text:span></text:p>
      <text:p text:style-name="P11"><text:s text:c="4"/><text:span text:style-name="T10">processar_chunk_avancado</text:span><text:span text:style-name="T11">(</text:span><text:span text:style-name="T10">chunk</text:span><text:span text:style-name="T11">)</text:span></text:p>
      <text:h text:style-name="P6" text:outline-level="4"><text:soft-page-break/><text:span text:style-name="Strong_20_Emphasis"><text:span text:style-name="T4">Features Extraídas (VARIÁVEIS DO MODELO)</text:span></text:span></text:h>
      <text:h text:style-name="P12" text:outline-level="5"><text:span text:style-name="Strong_20_Emphasis"><text:span text:style-name="T4">1. Features Demográficas</text:span></text:span></text:h>
      <text:list text:style-name="L3">
        <text:list-item>
          <text:p text:style-name="P13"><text:span text:style-name="Strong_20_Emphasis"><text:span text:style-name="T4">IDADE</text:span></text:span><text:span text:style-name="T5">: Idade do paciente em anos</text:span></text:p>
        </text:list-item>
        <text:list-item>
          <text:p text:style-name="P13"><text:span text:style-name="Strong_20_Emphasis"><text:span text:style-name="T4">IDADE_CAT</text:span></text:span><text:span text:style-name="T5">: Categorização etária (0-18, 19-40, 41-60, 61-80, 80+)</text:span></text:p>
        </text:list-item>
        <text:list-item>
          <text:p text:style-name="P13"><text:span text:style-name="Strong_20_Emphasis"><text:span text:style-name="T4">SEXO</text:span></text:span><text:span text:style-name="T5">: Masculino/Feminino (codificado como categoria)</text:span></text:p>
        </text:list-item>
      </text:list>
      <text:h text:style-name="P12" text:outline-level="5"><text:span text:style-name="Strong_20_Emphasis"><text:span text:style-name="T4">2. Features Clínicas</text:span></text:span></text:h>
      <text:list text:style-name="L4">
        <text:list-item>
          <text:p text:style-name="P14"><text:span text:style-name="Strong_20_Emphasis"><text:span text:style-name="T4">DIAG_PRINC</text:span></text:span><text:span text:style-name="T5">: Diagnóstico principal (CID-10)</text:span></text:p>
        </text:list-item>
        <text:list-item>
          <text:p text:style-name="P14"><text:span text:style-name="Strong_20_Emphasis"><text:span text:style-name="T4">CID_CATEGORIA</text:span></text:span><text:span text:style-name="T5">: Primeiros 3 dígitos do CID (ex: I21 - IAM)</text:span></text:p>
        </text:list-item>
        <text:list-item>
          <text:p text:style-name="P14"><text:span text:style-name="Strong_20_Emphasis"><text:span text:style-name="T4">CID_CAPITULO</text:span></text:span><text:span text:style-name="T5">: Primeiro dígito (A-Z, ex: I - Doenças circulatórias)</text:span></text:p>
        </text:list-item>
        <text:list-item>
          <text:p text:style-name="P14"><text:span text:style-name="Strong_20_Emphasis"><text:span text:style-name="T4">CAR_INT</text:span></text:span><text:span text:style-name="T5">: Caráter da internação (01=Eletivo, 02=Urgência)</text:span></text:p>
        </text:list-item>
      </text:list>
      <text:h text:style-name="P12" text:outline-level="5"><text:span text:style-name="Strong_20_Emphasis"><text:span text:style-name="T4">3. Features Criadas por Engenharia</text:span></text:span></text:h>
      <text:list text:style-name="L5">
        <text:list-item>
          <text:p text:style-name="P15"><text:span text:style-name="Strong_20_Emphasis"><text:span text:style-name="T4">LOS_DIAS</text:span></text:span><text:span text:style-name="T5">: Target - Tempo de permanência (DT_SAIDA - DT_INTER)</text:span></text:p>
        </text:list-item>
        <text:list-item>
          <text:p text:style-name="P16"><text:span text:style-name="Strong_20_Emphasis"><text:span text:style-name="T4">gravidade_gi</text:span></text:span><text:span text:style-name="T5">: Classificação 1-4 baseada em lógica clínica</text:span></text:p>
          <text:list>
            <text:list-item>
              <text:p text:style-name="P15"><text:span text:style-name="Strong_20_Emphasis"><text:span text:style-name="T4">1</text:span></text:span><text:span text:style-name="T5">: Emergência Imediata (IAM, AVC, Sepse)</text:span></text:p>
            </text:list-item>
            <text:list-item>
              <text:p text:style-name="P15"><text:span text:style-name="Strong_20_Emphasis"><text:span text:style-name="T4">2</text:span></text:span><text:span text:style-name="T5">: Urgência (Pneumonia grave, Idosos &gt;75)</text:span></text:p>
            </text:list-item>
            <text:list-item>
              <text:p text:style-name="P15"><text:span text:style-name="Strong_20_Emphasis"><text:span text:style-name="T4">3</text:span></text:span><text:span text:style-name="T5">: Eletivo Prioritário</text:span></text:p>
            </text:list-item>
            <text:list-item>
              <text:p text:style-name="P15"><text:span text:style-name="Strong_20_Emphasis"><text:span text:style-name="T4">4</text:span></text:span><text:span text:style-name="T5">: Eletivo Puro</text:span></text:p>
            </text:list-item>
          </text:list>
        </text:list-item>
        <text:list-item>
          <text:p text:style-name="P15"><text:span text:style-name="Strong_20_Emphasis"><text:span text:style-name="T4">NUM_COMORBIDADES</text:span></text:span><text:span text:style-name="T5">: Contagem de diagnósticos secundários válidos</text:span></text:p>
        </text:list-item>
        <text:list-item>
          <text:p text:style-name="P15"><text:span text:style-name="Strong_20_Emphasis"><text:span text:style-name="T4">ESCORE_COMPLEXIDADE</text:span></text:span><text:span text:style-name="T5">: Pontuação 0-6 (idade + comorbidades)</text:span></text:p>
        </text:list-item>
        <text:list-item>
          <text:p text:style-name="P15"><text:span text:style-name="Strong_20_Emphasis"><text:span text:style-name="T4">CATEGORIA_COMPLEXIDADE</text:span></text:span><text:span text:style-name="T5">: BAIXA/MODERADA/ALTA</text:span></text:p>
        </text:list-item>
      </text:list>
      <text:h text:style-name="P17" text:outline-level="5"><text:span text:style-name="Strong_20_Emphasis"><text:span text:style-name="T4">4. Features REMOVIDAS (Data Leakage Prevention)</text:span></text:span></text:h>
      <text:p text:style-name="P7">text</text:p>
      <text:p text:style-name="P8">VAL_TOT <text:s text:c="3"/>- Valor total da conta (conhecido APÓS alta)</text:p>
      <text:p text:style-name="P9">VAL_SH <text:s text:c="4"/>- Valor serviços hospitalares</text:p>
      <text:p text:style-name="P9">VAL_SP <text:s text:c="4"/>- Valor serviços profissionais <text:s/></text:p>
      <text:p text:style-name="P9">VAL_SADT <text:s text:c="2"/>- Valor serviços auxiliares</text:p>
      <text:p text:style-name="P9">VAL_ACOMP <text:s/>- Valor acompanhante</text:p>
      <text:p text:style-name="P9">VAL_RN <text:s text:c="4"/>- Valor recém-nascido</text:p>
      <text:p text:style-name="P18"><text:span text:style-name="Strong_20_Emphasis"><text:span text:style-name="T4">Justificativa</text:span></text:span><text:span text:style-name="T5">: Esses valores só são conhecidos após a alta, portanto NÃO podem ser usados para prever o tempo de permanência.</text:span></text:p>
      <text:h text:style-name="P1" text:outline-level="3"><text:soft-page-break/><text:span text:style-name="Strong_20_Emphasis"><text:span text:style-name="T2">🤖 </text:span></text:span><text:span text:style-name="Strong_20_Emphasis"><text:span text:style-name="T3">MODELAGEM DE MACHINE LEARNING</text:span></text:span></text:h>
      <text:h text:style-name="P6" text:outline-level="4"><text:span text:style-name="Strong_20_Emphasis"><text:span text:style-name="T4">Algoritmo Escolhido: XGBoost</text:span></text:span></text:h>
      <text:p text:style-name="P7">python</text:p>
      <text:p text:style-name="P8">modelo <text:span text:style-name="T6">=</text:span> xgb<text:span text:style-name="T7">.</text:span>XGBRegressor<text:span text:style-name="T7">(</text:span></text:p>
      <text:p text:style-name="P11"><text:s text:c="4"/><text:span text:style-name="T10">objective</text:span><text:span text:style-name="T12">=</text:span><text:span text:style-name="T13">'reg:squarederror'</text:span><text:span text:style-name="T11">,</text:span><text:span text:style-name="T10"> <text:s/></text:span><text:span text:style-name="T14"># Regressão</text:span></text:p>
      <text:p text:style-name="P11"><text:s text:c="4"/><text:span text:style-name="T10">n_estimators</text:span><text:span text:style-name="T12">=</text:span><text:span text:style-name="T15">500</text:span><text:span text:style-name="T11">,</text:span><text:span text:style-name="T10"> <text:s text:c="13"/></text:span><text:span text:style-name="T14"># 500 árvores</text:span></text:p>
      <text:p text:style-name="P11"><text:s text:c="4"/><text:span text:style-name="T10">max_depth</text:span><text:span text:style-name="T12">=</text:span><text:span text:style-name="T15">6</text:span><text:span text:style-name="T11">,</text:span><text:span text:style-name="T10"> <text:s text:c="18"/></text:span><text:span text:style-name="T14"># Profundidade máxima</text:span></text:p>
      <text:p text:style-name="P11"><text:s text:c="4"/><text:span text:style-name="T10">learning_rate</text:span><text:span text:style-name="T12">=</text:span><text:span text:style-name="T15">0.05</text:span><text:span text:style-name="T11">,</text:span><text:span text:style-name="T10"> <text:s text:c="11"/></text:span><text:span text:style-name="T14"># Taxa de aprendizado</text:span></text:p>
      <text:p text:style-name="P11"><text:s text:c="4"/><text:span text:style-name="T10">subsample</text:span><text:span text:style-name="T12">=</text:span><text:span text:style-name="T15">0.8</text:span><text:span text:style-name="T11">,</text:span><text:span text:style-name="T10"> <text:s text:c="16"/></text:span><text:span text:style-name="T12">%</text:span><text:span text:style-name="T10"> de amostras por árvore</text:span></text:p>
      <text:p text:style-name="P11"><text:s text:c="4"/><text:span text:style-name="T10">colsample_bytree</text:span><text:span text:style-name="T12">=</text:span><text:span text:style-name="T15">0.8</text:span><text:span text:style-name="T11">,</text:span><text:span text:style-name="T10"> <text:s text:c="9"/></text:span><text:span text:style-name="T12">%</text:span><text:span text:style-name="T10"> de features por árvore</text:span></text:p>
      <text:p text:style-name="P11"><text:s text:c="4"/><text:span text:style-name="T10">random_state</text:span><text:span text:style-name="T12">=</text:span><text:span text:style-name="T15">42</text:span><text:span text:style-name="T10"> <text:s text:c="15"/></text:span><text:span text:style-name="T14"># Reprodutibilidade</text:span></text:p>
      <text:p text:style-name="P19">)</text:p>
      <text:h text:style-name="P6" text:outline-level="4"><text:span text:style-name="Strong_20_Emphasis"><text:span text:style-name="T4">Técnicas Avançadas Aplicadas</text:span></text:span></text:h>
      <text:h text:style-name="P17" text:outline-level="5"><text:span text:style-name="Strong_20_Emphasis"><text:span text:style-name="T4">1. Pré-processamento</text:span></text:span></text:h>
      <text:p text:style-name="P7">python</text:p>
      <text:p text:style-name="P10"># Pipeline com ColumnTransformer</text:p>
      <text:p text:style-name="P8">preprocessador <text:span text:style-name="T6">=</text:span> ColumnTransformer<text:span text:style-name="T7">([</text:span></text:p>
      <text:p text:style-name="P11"><text:s text:c="4"/><text:span text:style-name="T11">(</text:span><text:span text:style-name="T13">'numerico'</text:span><text:span text:style-name="T11">,</text:span><text:span text:style-name="T10"> StandardScaler</text:span><text:span text:style-name="T11">(),</text:span><text:span text:style-name="T10"> features_numericas</text:span><text:span text:style-name="T11">),</text:span></text:p>
      <text:p text:style-name="P11"><text:s text:c="4"/><text:span text:style-name="T11">(</text:span><text:span text:style-name="T13">'categorico'</text:span><text:span text:style-name="T11">,</text:span><text:span text:style-name="T10"> OneHotEncoder</text:span><text:span text:style-name="T11">(),</text:span><text:span text:style-name="T10"> features_categoricas</text:span><text:span text:style-name="T11">)</text:span></text:p>
      <text:p text:style-name="P8"><text:span text:style-name="T7">])</text:span></text:p>
      <text:h text:style-name="P17" text:outline-level="5"><text:span text:style-name="Strong_20_Emphasis"><text:span text:style-name="T4">2. Sample Weights (Correção de Viés)</text:span></text:span></text:h>
      <text:p text:style-name="P7">python</text:p>
      <text:p text:style-name="P10"># Dá mais peso aos casos críticos</text:p>
      <text:p text:style-name="P8">sample_weights <text:span text:style-name="T6">=</text:span> <text:span text:style-name="T7">{</text:span></text:p>
      <text:p text:style-name="P11"><text:s text:c="4"/><text:span text:style-name="T15">1</text:span><text:span text:style-name="T11">:</text:span><text:span text:style-name="T10"> </text:span><text:span text:style-name="T15">5.0</text:span><text:span text:style-name="T11">,</text:span><text:span text:style-name="T10"> <text:s/></text:span><text:span text:style-name="T14"># Gravidade 1 - peso 5x</text:span></text:p>
      <text:p text:style-name="P11"><text:s text:c="4"/><text:span text:style-name="T15">2</text:span><text:span text:style-name="T11">:</text:span><text:span text:style-name="T10"> </text:span><text:span text:style-name="T15">3.0</text:span><text:span text:style-name="T11">,</text:span><text:span text:style-name="T10"> <text:s/></text:span><text:span text:style-name="T14"># Gravidade 2 - peso 3x <text:s/></text:span></text:p>
      <text:p text:style-name="P11"><text:s text:c="4"/><text:span text:style-name="T15">3</text:span><text:span text:style-name="T11">:</text:span><text:span text:style-name="T10"> </text:span><text:span text:style-name="T15">1.0</text:span><text:span text:style-name="T11">,</text:span><text:span text:style-name="T10"> <text:s/></text:span><text:span text:style-name="T14"># Gravidade 3 - peso normal</text:span></text:p>
      <text:p text:style-name="P11"><text:s text:c="4"/><text:span text:style-name="T15">4</text:span><text:span text:style-name="T11">:</text:span><text:span text:style-name="T10"> </text:span><text:span text:style-name="T15">1.0</text:span><text:span text:style-name="T10"> <text:s text:c="2"/></text:span><text:span text:style-name="T14"># Gravidade 4 - peso normal</text:span></text:p>
      <text:p text:style-name="P19">}</text:p>
      <text:p text:style-name="P18"><text:span text:style-name="Strong_20_Emphasis"><text:span text:style-name="T4">Objetivo</text:span></text:span><text:span text:style-name="T5">: Reduzir erro em casos graves onde o erro é mais crítico.</text:span></text:p>
      <text:h text:style-name="P17" text:outline-level="5"><text:span text:style-name="Strong_20_Emphasis"><text:span text:style-name="T4">3. Validação Cruzada Temporal</text:span></text:span></text:h>
      <text:p text:style-name="P7">python</text:p>
      <text:p text:style-name="P10"><text:soft-page-break/># TimeSeriesSplit - mantém ordem temporal</text:p>
      <text:p text:style-name="P8">tscv <text:span text:style-name="T6">=</text:span> TimeSeriesSplit<text:span text:style-name="T7">(</text:span>n_splits<text:span text:style-name="T6">=</text:span><text:span text:style-name="T8">5</text:span><text:span text:style-name="T7">)</text:span></text:p>
      <text:p text:style-name="P8">scores <text:span text:style-name="T6">=</text:span> cross_val_score<text:span text:style-name="T7">(</text:span>modelo<text:span text:style-name="T7">,</text:span> X<text:span text:style-name="T7">,</text:span> y<text:span text:style-name="T7">,</text:span> cv<text:span text:style-name="T6">=</text:span>tscv<text:span text:style-name="T7">,</text:span> scoring<text:span text:style-name="T6">=</text:span><text:span text:style-name="T16">'neg_mean_absolute_error'</text:span><text:span text:style-name="T7">)</text:span></text:p>
      <text:h text:style-name="P6" text:outline-level="4"><text:span text:style-name="Strong_20_Emphasis"><text:span text:style-name="T4">Resultados do Modelo</text:span></text:span></text:h>
      <text:p text:style-name="P7">text</text:p>
      <text:p text:style-name="P8">R² (R-squared): 0.5383 <text:s text:c="4"/># 53.83% da variância explicada</text:p>
      <text:p text:style-name="P9">MAE: 6.03 dias <text:s text:c="12"/># Erro médio absoluto</text:p>
      <text:p text:style-name="P9">RMSE: 15.62 dias <text:s text:c="10"/># Raiz do erro quadrático médio</text:p>
      <text:p text:style-name="P9">CV MAE: 6.26 ± 0.15 dias <text:s text:c="2"/># Validação cruzada (robusto)</text:p>
      <text:h text:style-name="P20" text:outline-level="4"><text:span text:style-name="Strong_20_Emphasis"><text:span text:style-name="T4">Interpretação dos Resultados</text:span></text:span></text:h>
      <text:list text:style-name="L6">
        <text:list-item>
          <text:p text:style-name="P21"><text:span text:style-name="Strong_20_Emphasis"><text:span text:style-name="T4">R² de 0.538</text:span></text:span><text:span text:style-name="T5">: Considerado BOM para dados de saúde (alta variabilidade)</text:span></text:p>
        </text:list-item>
        <text:list-item>
          <text:p text:style-name="P21"><text:span text:style-name="Strong_20_Emphasis"><text:span text:style-name="T4">MAE de 6.03 dias</text:span></text:span><text:span text:style-name="T5">: Em média, erra ±6 dias na predição do LOS</text:span></text:p>
        </text:list-item>
        <text:list-item>
          <text:p text:style-name="P22"><text:span text:style-name="Strong_20_Emphasis"><text:span text:style-name="T4">Erro por complexidade</text:span></text:span><text:span text:style-name="T5">:</text:span></text:p>
          <text:list>
            <text:list-item>
              <text:p text:style-name="P23">BAIXA: MAE 5.59 dias</text:p>
            </text:list-item>
            <text:list-item>
              <text:p text:style-name="P23">MODERADA: MAE 8.88 dias (mais difícil de prever)</text:p>
            </text:list-item>
            <text:list-item>
              <text:p text:style-name="P23">ALTA: Dados insuficientes</text:p>
            </text:list-item>
          </text:list>
        </text:list-item>
      </text:list>
      <text:p text:style-name="Horizontal_20_Line"/>
      <text:h text:style-name="P5" text:outline-level="2"><text:span text:style-name="Strong_20_Emphasis"><text:span text:style-name="T1">ETAPA 2: SIMULAÇÃO E OTIMIZAÇÃO</text:span></text:span></text:h>
      <text:h text:style-name="P1" text:outline-level="3"><text:span text:style-name="Strong_20_Emphasis"><text:span text:style-name="T2">🎮 </text:span></text:span><text:span text:style-name="Strong_20_Emphasis"><text:span text:style-name="T3">COMO FUNCIONA A SIMULAÇÃO</text:span></text:span></text:h>
      <text:h text:style-name="P6" text:outline-level="4"><text:span text:style-name="Strong_20_Emphasis"><text:span text:style-name="T4">Parâmetros da Simulação</text:span></text:span></text:h>
      <text:p text:style-name="P7">python</text:p>
      <text:p text:style-name="P8">NUMERO_LEITOS <text:span text:style-name="T6">=</text:span> <text:span text:style-name="T8">20</text:span></text:p>
      <text:p text:style-name="P8">HORIZONTE_SIMULACAO_HORAS <text:span text:style-name="T6">=</text:span> <text:span text:style-name="T8">720</text:span> <text:s text:c="3"/><text:span text:style-name="T17"># 30 dias</text:span></text:p>
      <text:p text:style-name="P8">TAXA_OCUPACAO_ALVO <text:span text:style-name="T6">=</text:span> <text:span text:style-name="T8">0.85</text:span> <text:s text:c="9"/><text:span text:style-name="T17"># 85% ocupação ideal</text:span></text:p>
      <text:p text:style-name="P8">PACIENTES_SIMULADOS <text:span text:style-name="T6">=</text:span> <text:span text:style-name="T8">73</text:span> <text:s text:c="10"/><text:span text:style-name="T17"># Amostra do dataset</text:span></text:p>
      <text:h text:style-name="P6" text:outline-level="4"><text:span text:style-name="Strong_20_Emphasis"><text:span text:style-name="T4">Processo de Simulação Passo a Passo</text:span></text:span></text:h>
      <text:h text:style-name="P17" text:outline-level="5"><text:span text:style-name="Strong_20_Emphasis"><text:span text:style-name="T4">1. Geração de Chegadas</text:span></text:span></text:h>
      <text:p text:style-name="P7">python</text:p>
      <text:p text:style-name="P10"><text:soft-page-break/># Processo de Poisson para simular chegadas</text:p>
      <text:p text:style-name="P8">lamb <text:span text:style-name="T6">=</text:span> <text:span text:style-name="T16">len</text:span><text:span text:style-name="T7">(</text:span>pacientes<text:span text:style-name="T7">)</text:span> <text:span text:style-name="T6">/</text:span> <text:span text:style-name="T7">(</text:span>HORIZONTE_SIMULACAO_HORAS <text:span text:style-name="T6">/</text:span> <text:span text:style-name="T8">24</text:span><text:span text:style-name="T7">)</text:span></text:p>
      <text:p text:style-name="P8">chegadas <text:span text:style-name="T6">=</text:span> np<text:span text:style-name="T7">.</text:span>cumsum<text:span text:style-name="T7">(</text:span>np<text:span text:style-name="T7">.</text:span>random<text:span text:style-name="T7">.</text:span>exponential<text:span text:style-name="T7">(</text:span><text:span text:style-name="T8">24</text:span><text:span text:style-name="T6">/</text:span>lamb<text:span text:style-name="T7">,</text:span> size<text:span text:style-name="T6">=</text:span><text:span text:style-name="T16">len</text:span><text:span text:style-name="T7">(</text:span>pacientes<text:span text:style-name="T7">)))</text:span></text:p>
      <text:list text:style-name="L7">
        <text:list-item>
          <text:p text:style-name="P24"><text:span text:style-name="Strong_20_Emphasis"><text:span text:style-name="T4">λ (lambda)</text:span></text:span><text:span text:style-name="T5">: Taxa média de chegadas por hora</text:span></text:p>
        </text:list-item>
        <text:list-item>
          <text:p text:style-name="P24"><text:span text:style-name="Strong_20_Emphasis"><text:span text:style-name="T4">Distribuição exponencial</text:span></text:span><text:span text:style-name="T5">: Tempo entre chegadas</text:span></text:p>
        </text:list-item>
        <text:list-item>
          <text:p text:style-name="P24"><text:span text:style-name="Strong_20_Emphasis"><text:span text:style-name="T4">Resultado</text:span></text:span><text:span text:style-name="T5">: Tempo de chegada de cada paciente (0-720 horas)</text:span></text:p>
        </text:list-item>
      </text:list>
      <text:h text:style-name="P17" text:outline-level="5"><text:span text:style-name="Strong_20_Emphasis"><text:span text:style-name="T4">2. Estrutura de Dados</text:span></text:span></text:h>
      <text:p text:style-name="P7">python</text:p>
      <text:p text:style-name="P8"><text:span text:style-name="T9">class</text:span> <text:span text:style-name="T8">PacienteSimulacao</text:span><text:span text:style-name="T7">:</text:span></text:p>
      <text:p text:style-name="P11"><text:s text:c="4"/><text:span text:style-name="T10">paciente_id</text:span><text:span text:style-name="T11">:</text:span><text:span text:style-name="T10"> </text:span><text:span text:style-name="T13">int</text:span></text:p>
      <text:p text:style-name="P11"><text:s text:c="4"/><text:span text:style-name="T10">tempo_chegada_ci</text:span><text:span text:style-name="T11">:</text:span><text:span text:style-name="T10"> </text:span><text:span text:style-name="T13">int</text:span><text:span text:style-name="T10"> <text:s text:c="5"/></text:span><text:span text:style-name="T14"># Hora de chegada (0-720)</text:span></text:p>
      <text:p text:style-name="P11"><text:s text:c="4"/><text:span text:style-name="T10">gravidade_gi</text:span><text:span text:style-name="T11">:</text:span><text:span text:style-name="T10"> </text:span><text:span text:style-name="T13">int</text:span><text:span text:style-name="T10"> <text:s text:c="9"/></text:span><text:span text:style-name="T14"># 1-4 (emergência a eletivo)</text:span></text:p>
      <text:p text:style-name="P11"><text:s text:c="4"/><text:span text:style-name="T10">escore_complexidade</text:span><text:span text:style-name="T11">:</text:span><text:span text:style-name="T10"> </text:span><text:span text:style-name="T13">int</text:span><text:span text:style-name="T10"> <text:s text:c="2"/></text:span><text:span text:style-name="T14"># 0-6 (idade + comorbidades)</text:span></text:p>
      <text:p text:style-name="P11"><text:s text:c="4"/><text:span text:style-name="T10">duracao_di_predita</text:span><text:span text:style-name="T11">:</text:span><text:span text:style-name="T10"> </text:span><text:span text:style-name="T13">int</text:span><text:span text:style-name="T10"> <text:s text:c="3"/></text:span><text:span text:style-name="T14"># LOS predito pelo modelo (em horas)</text:span></text:p>
      <text:p text:style-name="P11"><text:s text:c="4"/><text:span text:style-name="T10">idade</text:span><text:span text:style-name="T11">:</text:span><text:span text:style-name="T10"> </text:span><text:span text:style-name="T13">int</text:span></text:p>
      <text:h text:style-name="P17" text:outline-level="5"><text:span text:style-name="Strong_20_Emphasis"><text:span text:style-name="T4">3. Loop Principal da Simulação</text:span></text:span></text:h>
      <text:p text:style-name="P7">text</text:p>
      <text:p text:style-name="P8">PARA cada hora de 0 a 720:</text:p>
      <text:p text:style-name="P25"><text:s text:c="4"/><text:span text:style-name="T10"># 1. Chegadas nessa hora</text:span></text:p>
      <text:p text:style-name="P25"><text:s text:c="4"/><text:span text:style-name="T10">ADICIONA pacientes que chegaram à fila</text:span></text:p>
      <text:p text:style-name="P25"><text:s text:c="4"/></text:p>
      <text:p text:style-name="P25"><text:s text:c="4"/><text:span text:style-name="T10"># 2. Otimização (a cada 6 horas ou se houver emergência)</text:span></text:p>
      <text:p text:style-name="P25"><text:s text:c="4"/><text:span text:style-name="T10">SE hora % 6 == 0 OU existe paciente G1 na fila:</text:span></text:p>
      <text:p text:style-name="P25"><text:s text:c="8"/><text:span text:style-name="T10">EXECUTA NSGA-II para otimizar agendamento</text:span></text:p>
      <text:p text:style-name="P25"><text:s text:c="4"/></text:p>
      <text:p text:style-name="P25"><text:s text:c="4"/><text:span text:style-name="T10"># 3. Alocação de leitos livres</text:span></text:p>
      <text:p text:style-name="P25"><text:s text:c="4"/><text:span text:style-name="T10">ENQUANTO houver leitos livres E pacientes na fila:</text:span></text:p>
      <text:p text:style-name="P25"><text:s text:c="8"/><text:span text:style-name="T10">ORDENA fila por: gravidade → tempo de chegada</text:span></text:p>
      <text:p text:style-name="P25"><text:s text:c="8"/><text:span text:style-name="T10">ALOCA paciente ao leito</text:span></text:p>
      <text:p text:style-name="P25"><text:s text:c="8"/><text:span text:style-name="T10">ATUALIZA horário de liberação do leito</text:span></text:p>
      <text:p text:style-name="P25"><text:s text:c="4"/></text:p>
      <text:p text:style-name="P25"><text:s text:c="4"/><text:span text:style-name="T10"># 4. Log de eventos</text:span></text:p>
      <text:p text:style-name="P25"><text:s text:c="4"/><text:span text:style-name="T10">REGISTRA: chegadas, alocações, esperas</text:span></text:p>
      <text:h text:style-name="P1" text:outline-level="3"><text:span text:style-name="Strong_20_Emphasis"><text:span text:style-name="T2">🎯 </text:span></text:span><text:span text:style-name="Strong_20_Emphasis"><text:span text:style-name="T3">ALGORITMO DE OTIMIZAÇÃO NSGA-II</text:span></text:span></text:h>
      <text:h text:style-name="P20" text:outline-level="4"><text:span text:style-name="Strong_20_Emphasis"><text:span text:style-name="T4">O que é NSGA-II?</text:span></text:span></text:h>
      <text:list text:style-name="L8">
        <text:list-item>
          <text:p text:style-name="P26"><text:span text:style-name="Strong_20_Emphasis"><text:span text:style-name="T4">NSGA-II</text:span></text:span><text:span text:style-name="T5">: Non-dominated Sorting Genetic Algorithm II</text:span></text:p>
        </text:list-item>
        <text:list-item>
          <text:p text:style-name="P26"><text:soft-page-break/><text:span text:style-name="Strong_20_Emphasis"><text:span text:style-name="T4">Tipo</text:span></text:span><text:span text:style-name="T5">: Algoritmo genético multiobjetivo</text:span></text:p>
        </text:list-item>
        <text:list-item>
          <text:p text:style-name="P26"><text:span text:style-name="Strong_20_Emphasis"><text:span text:style-name="T4">Propósito</text:span></text:span><text:span text:style-name="T5">: Encontrar soluções que equilibrem objetivos conflitantes</text:span></text:p>
        </text:list-item>
      </text:list>
      <text:h text:style-name="P6" text:outline-level="4"><text:span text:style-name="Strong_20_Emphasis"><text:span text:style-name="T4">Problema de Otimização Definido</text:span></text:span></text:h>
      <text:h text:style-name="P17" text:outline-level="5"><text:span text:style-name="Strong_20_Emphasis"><text:span text:style-name="T4">Variáveis de Decisão</text:span></text:span></text:h>
      <text:p text:style-name="P7">text</text:p>
      <text:p text:style-name="P8">x[i] = tempo_desejado_inicio (para paciente i)</text:p>
      <text:p text:style-name="P9">Domínio: [hora_atual, hora_atual + 48] horas</text:p>
      <text:h text:style-name="P17" text:outline-level="5"><text:span text:style-name="Strong_20_Emphasis"><text:span text:style-name="T4">Funções Objetivo (MULTICRITÉRIO)</text:span></text:span></text:h>
      <text:h text:style-name="P27" text:outline-level="6"><text:span text:style-name="Strong_20_Emphasis"><text:span text:style-name="T4">Objetivo 1: Minimizar Risco Clínico</text:span></text:span></text:h>
      <text:p text:style-name="P7">python</text:p>
      <text:p text:style-name="P8"><text:span text:style-name="T9">def</text:span> <text:span text:style-name="T6">calcular_risco</text:span><text:span text:style-name="T7">(</text:span>paciente<text:span text:style-name="T7">,</text:span> espera<text:span text:style-name="T7">):</text:span></text:p>
      <text:p text:style-name="P11"><text:s text:c="4"/><text:span text:style-name="T18">if</text:span><text:span text:style-name="T10"> paciente</text:span><text:span text:style-name="T11">.</text:span><text:span text:style-name="T10">gravidade_gi </text:span><text:span text:style-name="T12">==</text:span><text:span text:style-name="T10"> </text:span><text:span text:style-name="T15">1</text:span><text:span text:style-name="T11">:</text:span></text:p>
      <text:p text:style-name="P11"><text:s text:c="8"/><text:span text:style-name="T18">return</text:span><text:span text:style-name="T10"> </text:span><text:span text:style-name="T11">(</text:span><text:span text:style-name="T10">espera </text:span><text:span text:style-name="T12">**</text:span><text:span text:style-name="T10"> </text:span><text:span text:style-name="T15">2</text:span><text:span text:style-name="T11">)</text:span><text:span text:style-name="T10"> </text:span><text:span text:style-name="T12">*</text:span><text:span text:style-name="T10"> </text:span><text:span text:style-name="T15">500</text:span><text:span text:style-name="T10"> <text:s text:c="5"/></text:span><text:span text:style-name="T14"># Penalidade QUADRÁTICA</text:span></text:p>
      <text:p text:style-name="P11"><text:s text:c="4"/><text:span text:style-name="T18">elif</text:span><text:span text:style-name="T10"> paciente</text:span><text:span text:style-name="T11">.</text:span><text:span text:style-name="T10">gravidade_gi </text:span><text:span text:style-name="T12">==</text:span><text:span text:style-name="T10"> </text:span><text:span text:style-name="T15">2</text:span><text:span text:style-name="T11">:</text:span></text:p>
      <text:p text:style-name="P11"><text:s text:c="8"/><text:span text:style-name="T18">return</text:span><text:span text:style-name="T10"> </text:span><text:span text:style-name="T11">(</text:span><text:span text:style-name="T10">espera </text:span><text:span text:style-name="T12">*</text:span><text:span text:style-name="T10"> </text:span><text:span text:style-name="T15">1.5</text:span><text:span text:style-name="T11">)</text:span><text:span text:style-name="T10"> </text:span><text:span text:style-name="T12">*</text:span><text:span text:style-name="T10"> </text:span><text:span text:style-name="T15">50</text:span><text:span text:style-name="T10"> <text:s text:c="5"/></text:span><text:span text:style-name="T14"># Penalidade linear aumentada</text:span></text:p>
      <text:p text:style-name="P11"><text:s text:c="4"/><text:span text:style-name="T18">else</text:span><text:span text:style-name="T11">:</text:span></text:p>
      <text:p text:style-name="P11"><text:s text:c="8"/><text:span text:style-name="T18">return</text:span><text:span text:style-name="T10"> espera <text:s text:c="18"/></text:span><text:span text:style-name="T14"># Penalidade linear normal</text:span></text:p>
      <text:p text:style-name="P18"><text:span text:style-name="Strong_20_Emphasis"><text:span text:style-name="T4">Lógica da Penalidade</text:span></text:span><text:span text:style-name="T5">:</text:span></text:p>
      <text:list text:style-name="L9">
        <text:list-item>
          <text:p text:style-name="P28"><text:span text:style-name="Strong_20_Emphasis"><text:span text:style-name="T4">Gravidade 1 (Emergência)</text:span></text:span><text:span text:style-name="T5">: </text:span><text:span text:style-name="Source_20_Text"><text:span text:style-name="T19">espera² × 500</text:span></text:span></text:p>
          <text:list>
            <text:list-item>
              <text:p text:style-name="P29">Ex: 1h espera → 500 pontos, 2h → 2000 pontos, 3h → 4500 pontos</text:p>
            </text:list-item>
            <text:list-item>
              <text:p text:style-name="P29">Penalidade EXPONENCIAL para desencorajar esperas longas</text:p>
            </text:list-item>
          </text:list>
        </text:list-item>
        <text:list-item>
          <text:p text:style-name="P30"><text:span text:style-name="Strong_20_Emphasis"><text:span text:style-name="T4">Gravidade 2 (Urgência)</text:span></text:span><text:span text:style-name="T5">: </text:span><text:span text:style-name="Source_20_Text"><text:span text:style-name="T19">espera × 75</text:span></text:span></text:p>
        </text:list-item>
        <text:list-item>
          <text:p text:style-name="P30"><text:span text:style-name="Strong_20_Emphasis"><text:span text:style-name="T4">Gravidade 3/4 (Eletivo)</text:span></text:span><text:span text:style-name="T5">: </text:span><text:span text:style-name="Source_20_Text"><text:span text:style-name="T19">espera × 1</text:span></text:span></text:p>
        </text:list-item>
      </text:list>
      <text:h text:style-name="P27" text:outline-level="6"><text:span text:style-name="Strong_20_Emphasis"><text:span text:style-name="T4">Objetivo 2: Manter Ocupação Ótima</text:span></text:span></text:h>
      <text:p text:style-name="P7">python</text:p>
      <text:p text:style-name="P8">ocupacao <text:span text:style-name="T6">=</text:span> horas_ocupadas <text:span text:style-name="T6">/</text:span> capacidade_total</text:p>
      <text:p text:style-name="P8">desvio <text:span text:style-name="T6">=</text:span> <text:span text:style-name="T16">abs</text:span><text:span text:style-name="T7">(</text:span>TAXA_OCUPACAO_ALVO <text:span text:style-name="T6">-</text:span> ocupacao<text:span text:style-name="T7">)</text:span> <text:span text:style-name="T6">*</text:span> <text:span text:style-name="T8">1000</text:span></text:p>
      <text:list text:style-name="L10">
        <text:list-item>
          <text:p text:style-name="P31"><text:span text:style-name="Strong_20_Emphasis"><text:span text:style-name="T4">Meta</text:span></text:span><text:span text:style-name="T5">: 85% de ocupação</text:span></text:p>
        </text:list-item>
        <text:list-item>
          <text:p text:style-name="P31"><text:span text:style-name="Strong_20_Emphasis"><text:span text:style-name="T4">Penaliza</text:span></text:span><text:span text:style-name="T5">: Tanto subutilização (&lt;85%) quanto superlotação (&gt;85%)</text:span></text:p>
        </text:list-item>
      </text:list>
      <text:h text:style-name="P6" text:outline-level="4"><text:soft-page-break/><text:span text:style-name="Strong_20_Emphasis"><text:span text:style-name="T4">Configuração do NSGA-II</text:span></text:span></text:h>
      <text:p text:style-name="P7">python</text:p>
      <text:p text:style-name="P8">algoritmo <text:span text:style-name="T6">=</text:span> NSGA2<text:span text:style-name="T7">(</text:span></text:p>
      <text:p text:style-name="P11"><text:s text:c="4"/><text:span text:style-name="T10">pop_size</text:span><text:span text:style-name="T12">=</text:span><text:span text:style-name="T15">40</text:span><text:span text:style-name="T11">,</text:span><text:span text:style-name="T10"> <text:s text:c="11"/></text:span><text:span text:style-name="T14"># 40 soluções por geração</text:span></text:p>
      <text:p text:style-name="P11"><text:s text:c="4"/><text:span text:style-name="T10">crossover</text:span><text:span text:style-name="T12">=</text:span><text:span text:style-name="T10">SBX</text:span><text:span text:style-name="T11">(</text:span><text:span text:style-name="T10">prob</text:span><text:span text:style-name="T12">=</text:span><text:span text:style-name="T15">0.9</text:span><text:span text:style-name="T11">),</text:span><text:span text:style-name="T10"> </text:span><text:span text:style-name="T14"># Crossover Simulated Binary</text:span></text:p>
      <text:p text:style-name="P11"><text:s text:c="4"/><text:span text:style-name="T10">mutation</text:span><text:span text:style-name="T12">=</text:span><text:span text:style-name="T10">PM</text:span><text:span text:style-name="T11">(</text:span><text:span text:style-name="T10">prob</text:span><text:span text:style-name="T12">=</text:span><text:span text:style-name="T15">0.1</text:span><text:span text:style-name="T11">),</text:span><text:span text:style-name="T10"> <text:s text:c="2"/></text:span><text:span text:style-name="T14"># Polynomial Mutation</text:span></text:p>
      <text:p text:style-name="P11"><text:s text:c="4"/><text:span text:style-name="T10">sampling</text:span><text:span text:style-name="T12">=</text:span><text:span text:style-name="T10">IntegerRandomSampling</text:span><text:span text:style-name="T11">(),</text:span></text:p>
      <text:p text:style-name="P11"><text:s text:c="4"/><text:span text:style-name="T10">eliminate_duplicates</text:span><text:span text:style-name="T12">=</text:span><text:span text:style-name="T15">True</text:span></text:p>
      <text:p text:style-name="P19">)</text:p>
      <text:p text:style-name="P32"/>
      <text:p text:style-name="P8">res <text:span text:style-name="T6">=</text:span> minimize<text:span text:style-name="T7">(</text:span>problema<text:span text:style-name="T7">,</text:span> algoritmo<text:span text:style-name="T7">,</text:span> </text:p>
      <text:p text:style-name="P11"><text:s text:c="15"/><text:span text:style-name="T10">get_termination</text:span><text:span text:style-name="T11">(</text:span><text:span text:style-name="T13">"n_gen"</text:span><text:span text:style-name="T11">,</text:span><text:span text:style-name="T10"> </text:span><text:span text:style-name="T15">50</text:span><text:span text:style-name="T11">),</text:span><text:span text:style-name="T10"> <text:s/></text:span><text:span text:style-name="T14"># 50 gerações</text:span></text:p>
      <text:p text:style-name="P11"><text:s text:c="15"/><text:span text:style-name="T10">verbose</text:span><text:span text:style-name="T12">=</text:span><text:span text:style-name="T15">False</text:span><text:span text:style-name="T11">,</text:span><text:span text:style-name="T10"> seed</text:span><text:span text:style-name="T12">=</text:span><text:span text:style-name="T15">1</text:span><text:span text:style-name="T11">)</text:span></text:p>
      <text:h text:style-name="P6" text:outline-level="4"><text:span text:style-name="Strong_20_Emphasis"><text:span text:style-name="T4">Processo do Algoritmo Genético</text:span></text:span></text:h>
      <text:p text:style-name="P7">text</text:p>
      <text:p text:style-name="P8">1. INICIALIZAÇÃO: Gera população aleatória de 40 agendamentos</text:p>
      <text:p text:style-name="P9">2. AVALIAÇÃO: Calcula risco e desvio de ocupação para cada solução</text:p>
      <text:p text:style-name="P9">3. SELEÇÃO: Escolhe as melhores soluções baseado em dominância de Pareto</text:p>
      <text:p text:style-name="P9">4. CRUZAMENTO (Crossover): Combina soluções pais para gerar filhos</text:p>
      <text:p text:style-name="P9">5. MUTAÇÃO: Introduz pequenas variações aleatórias</text:p>
      <text:p text:style-name="P9">6. REPETIR: Por 50 gerações até convergência</text:p>
      <text:p text:style-name="P9">7. RESULTADO: Frente de Pareto de soluções ótimas</text:p>
      <text:h text:style-name="P20" text:outline-level="4"><text:span text:style-name="Strong_20_Emphasis"><text:span text:style-name="T4">Frente de Pareto e Seleção da Solução</text:span></text:span></text:h>
      <text:list text:style-name="L11">
        <text:list-item>
          <text:p text:style-name="P33"><text:span text:style-name="Strong_20_Emphasis"><text:span text:style-name="T4">Frente de Pareto</text:span></text:span><text:span text:style-name="T5">: Conjunto de soluções onde nenhuma é melhor em TODOS os objetivos</text:span></text:p>
        </text:list-item>
        <text:list-item>
          <text:p text:style-name="P33"><text:span text:style-name="Strong_20_Emphasis"><text:span text:style-name="T4">Seleção Final</text:span></text:span><text:span text:style-name="T5">: Escolhe solução com MENOR RISCO (objetivo principal)</text:span></text:p>
        </text:list-item>
      </text:list>
      <text:h text:style-name="P1" text:outline-level="3"><text:span text:style-name="Strong_20_Emphasis"><text:span text:style-name="T2">📈 </text:span></text:span><text:span text:style-name="Strong_20_Emphasis"><text:span text:style-name="T3">RESULTADOS DA SIMULAÇÃO</text:span></text:span></text:h>
      <text:h text:style-name="P6" text:outline-level="4"><text:span text:style-name="Strong_20_Emphasis"><text:span text:style-name="T4">Métricas de Desempenho</text:span></text:span></text:h>
      <text:p text:style-name="P7">text</text:p>
      <text:p text:style-name="P8">PACIENTES ATENDIDOS: 73/73 (100%)</text:p>
      <text:p text:style-name="P9">PACIENTES NA FILA FINAL: 0</text:p>
      <text:p text:style-name="P32"/>
      <text:p text:style-name="P9">TEMPO MÉDIO DE ESPERA:</text:p>
      <text:p text:style-name="P25">• <text:span text:style-name="T10">Gravidade 1 (Emergência): 0.33 horas (20 minutos) ✓</text:span></text:p>
      <text:p text:style-name="P25">• <text:span text:style-name="T10">Gravidade 2 (Urgência): 2.80 horas ✓ <text:s/></text:span></text:p>
      <text:p text:style-name="P25"><text:soft-page-break/>• <text:span text:style-name="T10">Gravidade 3 (Eletivo): 13.44 horas (balanceamento)</text:span></text:p>
      <text:p text:style-name="P32"/>
      <text:p text:style-name="P9">EFICIÊNCIA OPERACIONAL:</text:p>
      <text:p text:style-name="P25">• <text:span text:style-name="T10">Taxa de Ocupação: 74.91% (próximo do alvo 85%)</text:span></text:p>
      <text:p text:style-name="P25">• <text:span text:style-name="T10">Horas Ocupadas: 10.787h / 14.400h disponíveis</text:span></text:p>
      <text:h text:style-name="P20" text:outline-level="4"><text:span text:style-name="Strong_20_Emphasis"><text:span text:style-name="T4">Análise dos Resultados</text:span></text:span></text:h>
      <text:list text:style-name="L12">
        <text:list-item>
          <text:p text:style-name="P34"><text:span text:style-name="Strong_20_Emphasis"><text:span text:style-name="T4">Priorização Funcional</text:span></text:span><text:span text:style-name="T5">: G1 com espera mínima (0.33h)</text:span></text:p>
        </text:list-item>
        <text:list-item>
          <text:p text:style-name="P34"><text:span text:style-name="Strong_20_Emphasis"><text:span text:style-name="T4">Balanceamento</text:span></text:span><text:span text:style-name="T5">: G3 com maior espera (13.44h) - conforme esperado</text:span></text:p>
        </text:list-item>
        <text:list-item>
          <text:p text:style-name="P34"><text:span text:style-name="Strong_20_Emphasis"><text:span text:style-name="T4">Eficiência</text:span></text:span><text:span text:style-name="T5">: 74.91% de ocupação (próximo do ótimo 85%)</text:span></text:p>
        </text:list-item>
        <text:list-item>
          <text:p text:style-name="P34"><text:span text:style-name="Strong_20_Emphasis"><text:span text:style-name="T4">Sem fila final</text:span></text:span><text:span text:style-name="T5">: Todos os 73 pacientes foram atendidos</text:span></text:p>
        </text:list-item>
      </text:list>
      <text:p text:style-name="Horizontal_20_Line"/>
      <text:h text:style-name="P5" text:outline-level="2"><text:span text:style-name="Strong_20_Emphasis"><text:span text:style-name="T1">ETAPA 3: DASHBOARD E VISUALIZAÇÃO</text:span></text:span></text:h>
      <text:h text:style-name="P1" text:outline-level="3"><text:span text:style-name="Strong_20_Emphasis"><text:span text:style-name="T2">📊 </text:span></text:span><text:span text:style-name="Strong_20_Emphasis"><text:span text:style-name="T3">VISUALIZAÇÕES GERADAS</text:span></text:span></text:h>
      <text:h text:style-name="P6" text:outline-level="4"><text:span text:style-name="Strong_20_Emphasis"><text:span text:style-name="T4">1. Dashboard Estratégico</text:span></text:span></text:h>
      <text:p text:style-name="P7">text</text:p>
      <text:p text:style-name="P8">[1] KPIs PRINCIPAIS</text:p>
      <text:p text:style-name="P25">• <text:span text:style-name="T10">Pacientes Atendidos: 73</text:span></text:p>
      <text:p text:style-name="P25">• <text:span text:style-name="T10">Taxa de Ocupação: 74.91%</text:span></text:p>
      <text:p text:style-name="P25">• <text:span text:style-name="T10">Tempo Médio de Espera: 7.6h</text:span></text:p>
      <text:p text:style-name="P25">• <text:span text:style-name="T10">Eficiência Global: 74.9%</text:span></text:p>
      <text:p text:style-name="P32"/>
      <text:p text:style-name="P9">[2] VOLUME POR GRAVIDADE <text:s/></text:p>
      <text:p text:style-name="P25">• <text:span text:style-name="T10">G3: 46 pacientes (63%)</text:span></text:p>
      <text:p text:style-name="P25">• <text:span text:style-name="T10">G2: 18 pacientes (25%)</text:span></text:p>
      <text:p text:style-name="P25">• <text:span text:style-name="T10">G1: 9 pacientes (12%)</text:span></text:p>
      <text:p text:style-name="P32"/>
      <text:p text:style-name="P9">[3] ESPERA POR GRAVIDADE</text:p>
      <text:p text:style-name="P25">• <text:span text:style-name="T10">G1: 0.33h (vermelho)</text:span></text:p>
      <text:p text:style-name="P25">• <text:span text:style-name="T10">G2: 2.80h (laranja) </text:span></text:p>
      <text:p text:style-name="P25">• <text:span text:style-name="T10">G3: 13.44h (azul)</text:span></text:p>
      <text:p text:style-name="P32"/>
      <text:p text:style-name="P9">[4] OCUPAÇÃO TEMPORAL</text:p>
      <text:p text:style-name="P25">• <text:span text:style-name="T10">Curva 0-720 horas</text:span></text:p>
      <text:p text:style-name="P25">• <text:span text:style-name="T10">Pico: ~20 leitos (capacidade máxima)</text:span></text:p>
      <text:p text:style-name="P25"><text:soft-page-break/>• <text:span text:style-name="T10">Média: ~15 leitos ocupados</text:span></text:p>
      <text:p text:style-name="P32"/>
      <text:p text:style-name="P9">[5] DISTRIBUIÇÃO DO LOS</text:p>
      <text:p text:style-name="P25">• <text:span text:style-name="T10">Média: 6.8 dias</text:span></text:p>
      <text:p text:style-name="P25">• <text:span text:style-name="T10">Moda: 3-5 dias</text:span></text:p>
      <text:p text:style-name="P25">• <text:span text:style-name="T10">Cauda longa: Até 30+ dias</text:span></text:p>
      <text:p text:style-name="P32"/>
      <text:p text:style-name="P9">[6] ADMISSÕES POR TURNO</text:p>
      <text:p text:style-name="P25">• <text:span text:style-name="T10">Tarde: 28 pacientes (38%)</text:span></text:p>
      <text:p text:style-name="P25">• <text:span text:style-name="T10">Manhã: 21 pacientes (29%)</text:span></text:p>
      <text:p text:style-name="P25">• <text:span text:style-name="T10">Noite: 16 pacientes (22%)</text:span></text:p>
      <text:p text:style-name="P25">• <text:span text:style-name="T10">Madrugada: 8 pacientes (11%)</text:span></text:p>
      <text:h text:style-name="P20" text:outline-level="4"><text:span text:style-name="Strong_20_Emphasis"><text:span text:style-name="T4">2. Gráfico de Gantt</text:span></text:span></text:h>
      <text:list text:style-name="L13">
        <text:list-item>
          <text:p text:style-name="P35"><text:span text:style-name="Strong_20_Emphasis"><text:span text:style-name="T4">Eixo Y</text:span></text:span><text:span text:style-name="T5">: 20 leitos (1-20)</text:span></text:p>
        </text:list-item>
        <text:list-item>
          <text:p text:style-name="P35"><text:span text:style-name="Strong_20_Emphasis"><text:span text:style-name="T4">Eixo X</text:span></text:span><text:span text:style-name="T5">: 720 horas (30 dias)</text:span></text:p>
        </text:list-item>
        <text:list-item>
          <text:p text:style-name="P35"><text:span text:style-name="Strong_20_Emphasis"><text:span text:style-name="T4">Cores</text:span></text:span><text:span text:style-name="T5">: Código por gravidade</text:span></text:p>
        </text:list-item>
        <text:list-item>
          <text:p text:style-name="P35"><text:span text:style-name="Strong_20_Emphasis"><text:span text:style-name="T4">Labels</text:span></text:span><text:span text:style-name="T5">: IDs para ocupações &gt;48h</text:span></text:p>
        </text:list-item>
        <text:list-item>
          <text:p text:style-name="P35"><text:span text:style-name="Strong_20_Emphasis"><text:span text:style-name="T4">Insights</text:span></text:span><text:span text:style-name="T5">: Períodos de alta ocupação, ociosidade, conflitos</text:span></text:p>
        </text:list-item>
      </text:list>
      <text:p text:style-name="Horizontal_20_Line"/>
      <text:h text:style-name="P5" text:outline-level="2"><text:span text:style-name="Strong_20_Emphasis"><text:span text:style-name="T2">🎯 </text:span></text:span><text:span text:style-name="Strong_20_Emphasis"><text:span text:style-name="T1">CONTRIBUIÇÕES TÉCNICAS</text:span></text:span></text:h>
      <text:h text:style-name="P1" text:outline-level="3"><text:span text:style-name="Strong_20_Emphasis"><text:span text:style-name="T3">1. Inovações no Processamento de Dados</text:span></text:span></text:h>
      <text:list text:style-name="L14">
        <text:list-item>
          <text:p text:style-name="P36"><text:span text:style-name="Strong_20_Emphasis"><text:span text:style-name="T4">Pipeline robusto</text:span></text:span><text:span text:style-name="T5">: Handle de 127k registros sem data leakage</text:span></text:p>
        </text:list-item>
        <text:list-item>
          <text:p text:style-name="P36"><text:span text:style-name="Strong_20_Emphasis"><text:span text:style-name="T4">Engenharia de features clínica</text:span></text:span><text:span text:style-name="T5">: gravidade_gi baseada em conhecimento médico</text:span></text:p>
        </text:list-item>
        <text:list-item>
          <text:p text:style-name="P36"><text:span text:style-name="Strong_20_Emphasis"><text:span text:style-name="T4">Sample weights</text:span></text:span><text:span text:style-name="T5">: Correção de viés para casos críticos</text:span></text:p>
        </text:list-item>
      </text:list>
      <text:h text:style-name="P1" text:outline-level="3"><text:span text:style-name="Strong_20_Emphasis"><text:span text:style-name="T3">2. Avanços na Modelagem</text:span></text:span></text:h>
      <text:list text:style-name="L15">
        <text:list-item>
          <text:p text:style-name="P37"><text:span text:style-name="Strong_20_Emphasis"><text:span text:style-name="T4">XGBoost com validação temporal</text:span></text:span><text:span text:style-name="T5">: Adequado para dados sequenciais</text:span></text:p>
        </text:list-item>
        <text:list-item>
          <text:p text:style-name="P37"><text:span text:style-name="Strong_20_Emphasis"><text:span text:style-name="T4">MAE de 6.03 dias</text:span></text:span><text:span text:style-name="T5">: Performance aceitável para saúde</text:span></text:p>
        </text:list-item>
        <text:list-item>
          <text:p text:style-name="P37"><text:span text:style-name="Strong_20_Emphasis"><text:span text:style-name="T4">Análise por subgrupos</text:span></text:span><text:span text:style-name="T5">: Entendimento do erro por complexidade</text:span></text:p>
        </text:list-item>
      </text:list>
      <text:h text:style-name="P1" text:outline-level="3"><text:span text:style-name="Strong_20_Emphasis"><text:span text:style-name="T3">3. Otimização Inovadora</text:span></text:span></text:h>
      <text:list text:style-name="L16">
        <text:list-item>
          <text:p text:style-name="P38"><text:span text:style-name="Strong_20_Emphasis"><text:span text:style-name="T4">NSGA-II adaptado</text:span></text:span><text:span text:style-name="T5">: Função de penalidade exponencial para emergências</text:span></text:p>
        </text:list-item>
        <text:list-item>
          <text:p text:style-name="P38"><text:soft-page-break/><text:span text:style-name="Strong_20_Emphasis"><text:span text:style-name="T4">Multiobjetivo</text:span></text:span><text:span text:style-name="T5">: Equilíbrio risco × eficiência</text:span></text:p>
        </text:list-item>
        <text:list-item>
          <text:p text:style-name="P38"><text:span text:style-name="Strong_20_Emphasis"><text:span text:style-name="T4">Resultados práticos</text:span></text:span><text:span text:style-name="T5">: G1 com espera &lt;1 hora</text:span></text:p>
        </text:list-item>
      </text:list>
      <text:h text:style-name="P1" text:outline-level="3"><text:span text:style-name="Strong_20_Emphasis"><text:span text:style-name="T3">4. Sistema Integrado</text:span></text:span></text:h>
      <text:list text:style-name="L17">
        <text:list-item>
          <text:p text:style-name="P39"><text:span text:style-name="Strong_20_Emphasis"><text:span text:style-name="T4">End-to-end</text:span></text:span><text:span text:style-name="T5">: Dados brutos → Modelo → Otimização → Dashboard</text:span></text:p>
        </text:list-item>
        <text:list-item>
          <text:p text:style-name="P39"><text:span text:style-name="Strong_20_Emphasis"><text:span text:style-name="T4">Reprodutibilidade</text:span></text:span><text:span text:style-name="T5">: Código aberto e documentado</text:span></text:p>
        </text:list-item>
        <text:list-item>
          <text:p text:style-name="P39"><text:span text:style-name="Strong_20_Emphasis"><text:span text:style-name="T4">Aplicabilidade</text:span></text:span><text:span text:style-name="T5">: Pronto para implementação em ambiente real</text:span></text:p>
        </text:list-item>
      </text:list>
      <text:p text:style-name="Horizontal_20_Line"/>
      <text:h text:style-name="P5" text:outline-level="2"><text:span text:style-name="Strong_20_Emphasis"><text:span text:style-name="T2">🔍 </text:span></text:span><text:span text:style-name="Strong_20_Emphasis"><text:span text:style-name="T1">PONTOS PARA DESTACAR NA APRESENTAÇÃO</text:span></text:span></text:h>
      <text:h text:style-name="P1" text:outline-level="3"><text:span text:style-name="Strong_20_Emphasis"><text:span text:style-name="T3">Para Perguntas Técnicas sobre ML:</text:span></text:span></text:h>
      <text:list text:style-name="L18">
        <text:list-item>
          <text:p text:style-name="P40"><text:span text:style-name="Strong_20_Emphasis"><text:span text:style-name="T4">"Por que R² de 0.538 é considerado bom?"</text:span></text:span></text:p>
          <text:list>
            <text:list-item>
              <text:p text:style-name="P41">Dados de saúde têm alta variabilidade (humanos são imprevisíveis)</text:p>
            </text:list-item>
            <text:list-item>
              <text:p text:style-name="P41">Literatura mostra R² entre 0.4-0.6 como bom para LOS</text:p>
            </text:list-item>
            <text:list-item>
              <text:p text:style-name="P41">Nosso modelo explica 53.8% da variância</text:p>
            </text:list-item>
          </text:list>
        </text:list-item>
        <text:list-item>
          <text:p text:style-name="P40"><text:span text:style-name="Strong_20_Emphasis"><text:span text:style-name="T4">"Como evitaram data leakage?"</text:span></text:span></text:p>
          <text:list>
            <text:list-item>
              <text:p text:style-name="P41">Features financeiras removidas (VAL_TOT, etc.)</text:p>
            </text:list-item>
            <text:list-item>
              <text:p text:style-name="P41">Apenas dados disponíveis na ADMISSÃO usados</text:p>
            </text:list-item>
            <text:list-item>
              <text:p text:style-name="P41">Validação cruzada temporal mantendo ordem dos eventos</text:p>
            </text:list-item>
          </text:list>
        </text:list-item>
        <text:list-item>
          <text:p text:style-name="P40"><text:span text:style-name="Strong_20_Emphasis"><text:span text:style-name="T4">"Por que XGBoost e não outro algoritmo?"</text:span></text:span></text:p>
          <text:list>
            <text:list-item>
              <text:p text:style-name="P41">Lida bem com features categóricas/numericas mistas</text:p>
            </text:list-item>
            <text:list-item>
              <text:p text:style-name="P41">Resistente a overfitting (regularização nativa)</text:p>
            </text:list-item>
            <text:list-item>
              <text:p text:style-name="P41">Bom performance em datasets de tamanho médio (~100k)</text:p>
            </text:list-item>
          </text:list>
        </text:list-item>
      </text:list>
      <text:h text:style-name="P1" text:outline-level="3"><text:span text:style-name="Strong_20_Emphasis"><text:span text:style-name="T3">Para Perguntas sobre Otimização:</text:span></text:span></text:h>
      <text:list text:style-name="L19">
        <text:list-item>
          <text:p text:style-name="P42"><text:span text:style-name="Strong_20_Emphasis"><text:span text:style-name="T4">"Por que NSGA-II e não algoritmo mais simples?"</text:span></text:span></text:p>
          <text:list>
            <text:list-item>
              <text:p text:style-name="P43">Problema multiobjetivo (risco × eficiência)</text:p>
            </text:list-item>
            <text:list-item>
              <text:p text:style-name="P43">Encontra trade-offs ótimos (frente de Pareto)</text:p>
            </text:list-item>
            <text:list-item>
              <text:p text:style-name="P43">Flexível para incorporar novas restrições</text:p>
            </text:list-item>
          </text:list>
        </text:list-item>
        <text:list-item>
          <text:p text:style-name="P42"><text:span text:style-name="Strong_20_Emphasis"><text:span text:style-name="T4">"Como a função de penalidade funciona?"</text:span></text:span></text:p>
          <text:list>
            <text:list-item>
              <text:p text:style-name="P43">Exponencial para G1: desencoraja esperas longas</text:p>
            </text:list-item>
            <text:list-item>
              <text:p text:style-name="P43">Proporcional para G2/G3: trade-off aceitável</text:p>
            </text:list-item>
            <text:list-item>
              <text:p text:style-name="P43"><text:soft-page-break/>Baseada em prioridade clínica real</text:p>
            </text:list-item>
          </text:list>
        </text:list-item>
        <text:list-item>
          <text:p text:style-name="P42"><text:span text:style-name="Strong_20_Emphasis"><text:span text:style-name="T4">"E se chegarem mais pacientes que leitos?"</text:span></text:span></text:p>
          <text:list>
            <text:list-item>
              <text:p text:style-name="P43">Sistema prioriza por gravidade</text:p>
            </text:list-item>
            <text:list-item>
              <text:p text:style-name="P43">G1 sempre atendido primeiro</text:p>
            </text:list-item>
            <text:list-item>
              <text:p text:style-name="P43">G3 pode esperar mais (balanceamento intencional)</text:p>
            </text:list-item>
          </text:list>
        </text:list-item>
      </text:list>
      <text:h text:style-name="P1" text:outline-level="3"><text:span text:style-name="Strong_20_Emphasis"><text:span text:style-name="T3">Para Perguntas sobre Aplicação Prática:</text:span></text:span></text:h>
      <text:list text:style-name="L20">
        <text:list-item>
          <text:p text:style-name="P44"><text:span text:style-name="Strong_20_Emphasis"><text:span text:style-name="T4">"Como implementar no hospital real?"</text:span></text:span></text:p>
          <text:list>
            <text:list-item>
              <text:p text:style-name="P45">API REST para integrar com sistemas existentes</text:p>
            </text:list-item>
            <text:list-item>
              <text:p text:style-name="P45">Atualização em tempo real com novas admissões</text:p>
            </text:list-item>
            <text:list-item>
              <text:p text:style-name="P45">Dashboard para equipe médica visualizar</text:p>
            </text:list-item>
          </text:list>
        </text:list-item>
        <text:list-item>
          <text:p text:style-name="P44"><text:span text:style-name="Strong_20_Emphasis"><text:span text:style-name="T4">"E a privacidade dos dados?"</text:span></text:span></text:p>
          <text:list>
            <text:list-item>
              <text:p text:style-name="P45">Dados já anonimizados pelo SUS</text:p>
            </text:list-item>
            <text:list-item>
              <text:p text:style-name="P45">Nenhum dado pessoal identificável</text:p>
            </text:list-item>
            <text:list-item>
              <text:p text:style-name="P45">Uso apenas para pesquisa/acadêmico</text:p>
            </text:list-item>
          </text:list>
        </text:list-item>
        <text:list-item>
          <text:p text:style-name="P44"><text:span text:style-name="Strong_20_Emphasis"><text:span text:style-name="T4">"Qual o impacto esperado?"</text:span></text:span></text:p>
          <text:list>
            <text:list-item>
              <text:p text:style-name="P45">Reduzir espera de emergências para &lt;1 hora</text:p>
            </text:list-item>
            <text:list-item>
              <text:p text:style-name="P45">Aumentar ocupação para ~85% (ótimo)</text:p>
            </text:list-item>
            <text:list-item>
              <text:p text:style-name="P45">Melhorar planejamento de recursos</text:p>
            </text:list-item>
          </text:list>
        </text:list-item>
      </text:list>
      <text:p text:style-name="Horizontal_20_Line"/>
      <text:h text:style-name="P5" text:outline-level="2"><text:span text:style-name="Strong_20_Emphasis"><text:span text:style-name="T2">📈 </text:span></text:span><text:span text:style-name="Strong_20_Emphasis"><text:span text:style-name="T1">PRÓXIMOS PASSOS (Para Expandir no TCC)</text:span></text:span></text:h>
      <text:h text:style-name="P1" text:outline-level="3"><text:span text:style-name="Strong_20_Emphasis"><text:span text:style-name="T3">Melhorias Técnicas</text:span></text:span></text:h>
      <text:list text:style-name="L21">
        <text:list-item>
          <text:p text:style-name="P46"><text:span text:style-name="Strong_20_Emphasis"><text:span text:style-name="T4">Ensemble de modelos</text:span></text:span><text:span text:style-name="T5">: XGBoost + LightGBM + CatBoost</text:span></text:p>
        </text:list-item>
        <text:list-item>
          <text:p text:style-name="P46"><text:span text:style-name="Strong_20_Emphasis"><text:span text:style-name="T4">Deep Learning</text:span></text:span><text:span text:style-name="T5">: LSTMs para padrões temporais</text:span></text:p>
        </text:list-item>
        <text:list-item>
          <text:p text:style-name="P46"><text:span text:style-name="Strong_20_Emphasis"><text:span text:style-name="T4">Explicabilidade</text:span></text:span><text:span text:style-name="T5">: SHAP values para interpretar predições</text:span></text:p>
        </text:list-item>
        <text:list-item>
          <text:p text:style-name="P46"><text:span text:style-name="Strong_20_Emphasis"><text:span text:style-name="T4">Uncertainty quantification</text:span></text:span><text:span text:style-name="T5">: Intervalos de confiança para predições</text:span></text:p>
        </text:list-item>
      </text:list>
      <text:h text:style-name="P1" text:outline-level="3"><text:span text:style-name="Strong_20_Emphasis"><text:span text:style-name="T3">Expansão do Sistema</text:span></text:span></text:h>
      <text:list text:style-name="L22">
        <text:list-item>
          <text:p text:style-name="P47"><text:span text:style-name="Strong_20_Emphasis"><text:span text:style-name="T4">Tempo real</text:span></text:span><text:span text:style-name="T5">: Atualização contínua com streaming de dados</text:span></text:p>
        </text:list-item>
        <text:list-item>
          <text:p text:style-name="P47"><text:span text:style-name="Strong_20_Emphasis"><text:span text:style-name="T4">Multi-especialidade</text:span></text:span><text:span text:style-name="T5">: Adaptar para Emergência, Pediatria, etc.</text:span></text:p>
        </text:list-item>
        <text:list-item>
          <text:p text:style-name="P47"><text:span text:style-name="Strong_20_Emphasis"><text:span text:style-name="T4">Multi-hospital</text:span></text:span><text:span text:style-name="T5">: Coordenação entre diferentes unidades</text:span></text:p>
        </text:list-item>
        <text:list-item>
          <text:p text:style-name="P47"><text:soft-page-break/><text:span text:style-name="Strong_20_Emphasis"><text:span text:style-name="T4">Alertas automáticos</text:span></text:span><text:span text:style-name="T5">: Notificações para equipe</text:span></text:p>
        </text:list-item>
      </text:list>
      <text:h text:style-name="P1" text:outline-level="3"><text:span text:style-name="Strong_20_Emphasis"><text:span text:style-name="T3">Validação e Publicação</text:span></text:span></text:h>
      <text:list text:style-name="L23">
        <text:list-item>
          <text:p text:style-name="P48"><text:span text:style-name="Strong_20_Emphasis"><text:span text:style-name="T4">Validação externa</text:span></text:span><text:span text:style-name="T5">: Testar em outros hospitais/regiões</text:span></text:p>
        </text:list-item>
        <text:list-item>
          <text:p text:style-name="P48"><text:span text:style-name="Strong_20_Emphasis"><text:span text:style-name="T4">Estudo comparativo</text:span></text:span><text:span text:style-name="T5">: NSGA-II vs MOEA/D vs SPEA2</text:span></text:p>
        </text:list-item>
        <text:list-item>
          <text:p text:style-name="P48"><text:span text:style-name="Strong_20_Emphasis"><text:span text:style-name="T4">Publicação</text:span></text:span><text:span text:style-name="T5">: Journal of Biomedical Informatics</text:span></text:p>
        </text:list-item>
        <text:list-item>
          <text:p text:style-name="P48"><text:span text:style-name="Strong_20_Emphasis"><text:span text:style-name="T4">Open source</text:span></text:span><text:span text:style-name="T5">: Disponibilizar código completo</text:span></text:p>
        </text:list-item>
      </text:list>
      <text:p text:style-name="Horizontal_20_Line"/>
      <text:h text:style-name="P5" text:outline-level="2"><text:span text:style-name="Strong_20_Emphasis"><text:span text:style-name="T2">🎓 </text:span></text:span><text:span text:style-name="Strong_20_Emphasis"><text:span text:style-name="T1">RESUMO PARA A BANCA</text:span></text:span></text:h>
      <text:h text:style-name="P1" text:outline-level="3"><text:span text:style-name="Strong_20_Emphasis"><text:span text:style-name="T3">Problema Resolvido:</text:span></text:span></text:h>
      <text:p text:style-name="P2">"Como alocar eficientemente leitos de UTI considerando prioridades clínicas e previsão de tempo de permanência?"</text:p>
      <text:h text:style-name="P1" text:outline-level="3"><text:span text:style-name="Strong_20_Emphasis"><text:span text:style-name="T3">Solução Proposta:</text:span></text:span></text:h>
      <text:list text:style-name="L24">
        <text:list-item>
          <text:p text:style-name="P49"><text:span text:style-name="Strong_20_Emphasis"><text:span text:style-name="T4">Modelo preditivo</text:span></text:span><text:span text:style-name="T5"> (R²=0.538) para estimar LOS</text:span></text:p>
        </text:list-item>
        <text:list-item>
          <text:p text:style-name="P49"><text:span text:style-name="Strong_20_Emphasis"><text:span text:style-name="T4">Otimizador multiobjetivo</text:span></text:span><text:span text:style-name="T5"> (NSGA-II) para agendamento</text:span></text:p>
        </text:list-item>
        <text:list-item>
          <text:p text:style-name="P49"><text:span text:style-name="Strong_20_Emphasis"><text:span text:style-name="T4">Dashboard</text:span></text:span><text:span text:style-name="T5"> para visualização e tomada de decisão</text:span></text:p>
        </text:list-item>
      </text:list>
      <text:h text:style-name="P1" text:outline-level="3"><text:span text:style-name="Strong_20_Emphasis"><text:span text:style-name="T3">Resultados Obtidos:</text:span></text:span></text:h>
      <text:list text:style-name="L25">
        <text:list-item>
          <text:p text:style-name="P50"><text:span text:style-name="Strong_20_Emphasis"><text:span text:style-name="T4">Emergências (G1)</text:span></text:span><text:span text:style-name="T5">: Espera de 0.33 horas ✓</text:span></text:p>
        </text:list-item>
        <text:list-item>
          <text:p text:style-name="P50"><text:span text:style-name="Strong_20_Emphasis"><text:span text:style-name="T4">Ocupação</text:span></text:span><text:span text:style-name="T5">: 74.91% (próximo do ótimo 85%) ✓</text:span></text:p>
        </text:list-item>
        <text:list-item>
          <text:p text:style-name="P50"><text:span text:style-name="Strong_20_Emphasis"><text:span text:style-name="T4">Todos pacientes atendidos</text:span></text:span><text:span text:style-name="T5">: 73/73 ✓</text:span></text:p>
        </text:list-item>
        <text:list-item>
          <text:p text:style-name="P50"><text:span text:style-name="Strong_20_Emphasis"><text:span text:style-name="T4">Pipeline completo e funcional</text:span></text:span><text:span text:style-name="T5"> ✓</text:span></text:p>
        </text:list-item>
      </text:list>
      <text:h text:style-name="P1" text:outline-level="3"><text:span text:style-name="Strong_20_Emphasis"><text:span text:style-name="T3">Contribuições:</text:span></text:span></text:h>
      <text:list text:style-name="L26">
        <text:list-item>
          <text:p text:style-name="P51"><text:span text:style-name="Strong_20_Emphasis"><text:span text:style-name="T4">Metodologia integrada</text:span></text:span><text:span text:style-name="T5"> ML + Otimização para saúde</text:span></text:p>
        </text:list-item>
        <text:list-item>
          <text:p text:style-name="P51"><text:span text:style-name="Strong_20_Emphasis"><text:span text:style-name="T4">Dataset processado</text:span></text:span><text:span text:style-name="T5"> de 127.629 registros do SUS</text:span></text:p>
        </text:list-item>
        <text:list-item>
          <text:p text:style-name="P51"><text:span text:style-name="Strong_20_Emphasis"><text:span text:style-name="T4">Sistema reproduzível</text:span></text:span><text:span text:style-name="T5"> e pronto para implementação</text:span></text:p>
        </text:list-item>
        <text:list-item>
          <text:p text:style-name="P51"><text:span text:style-name="Strong_20_Emphasis"><text:span text:style-name="T4">Abordagem ética</text:span></text:span><text:span text:style-name="T5"> sem data leakage e com priorização clínic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3T12:49:38.474000000</meta:creation-date>
    <dc:date>2025-12-03T12:49:54.300000000</dc:date>
    <meta:editing-duration>PT16S</meta:editing-duration>
    <meta:editing-cycles>1</meta:editing-cycles>
    <meta:document-statistic meta:table-count="0" meta:image-count="0" meta:object-count="0" meta:page-count="12" meta:paragraph-count="345" meta:word-count="1965" meta:character-count="13295" meta:non-whitespace-character-count="11334"/>
    <meta:generator>LibreOffice/24.8.0.3$Windows_X86_64 LibreOffice_project/0bdf1299c94fe897b119f97f3c613e9dca6be583</meta:generator>
  </office:meta>
</office:document-meta>
</file>